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P4" style:family="paragraph">
      <style:text-properties fo:font-family="'Courier New'" style:font-family-generic="modern" style:font-pitch="fixed" fo:font-size="15pt" fo:font-weight="bold"/>
    </style:style>
    <style:style style:name="P5" style:family="paragraph">
      <style:text-properties fo:font-size="15pt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family="'Courier New'" style:font-family-generic="modern" style:font-pitch="fixed" fo:font-size="15pt" fo:font-weight="bold"/>
    </style:style>
    <style:style style:name="T3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016cm" svg:height="1.016cm" svg:x="0.132cm" svg:y="0.64cm">
          <text:p/>
        </draw:rect>
        <draw:rect draw:style-name="gr1" draw:text-style-name="P1" draw:layer="layout" svg:width="1.016cm" svg:height="1.016cm" svg:x="1.132cm" svg:y="0.64cm">
          <text:p/>
        </draw:rect>
        <draw:rect draw:style-name="gr2" draw:text-style-name="P1" draw:layer="layout" svg:width="1.016cm" svg:height="1.016cm" svg:x="2.132cm" svg:y="0.64cm">
          <text:p/>
        </draw:rect>
        <draw:rect draw:style-name="gr2" draw:text-style-name="P1" draw:layer="layout" svg:width="1.016cm" svg:height="1.016cm" svg:x="3.132cm" svg:y="0.64cm">
          <text:p/>
        </draw:rect>
        <draw:rect draw:style-name="gr3" draw:text-style-name="P1" draw:layer="layout" svg:width="1.016cm" svg:height="1.016cm" svg:x="4.148cm" svg:y="0.64cm">
          <text:p/>
        </draw:rect>
        <draw:rect draw:style-name="gr3" draw:text-style-name="P1" draw:layer="layout" svg:width="1.016cm" svg:height="1.016cm" svg:x="5.148cm" svg:y="0.64cm">
          <text:p/>
        </draw:rect>
        <draw:rect draw:style-name="gr3" draw:text-style-name="P1" draw:layer="layout" svg:width="1.016cm" svg:height="1.016cm" svg:x="6.164cm" svg:y="0.64cm">
          <text:p/>
        </draw:rect>
        <draw:rect draw:style-name="gr3" draw:text-style-name="P1" draw:layer="layout" svg:width="1.016cm" svg:height="1.016cm" svg:x="7.164cm" svg:y="0.64cm">
          <text:p/>
        </draw:rect>
        <draw:rect draw:style-name="gr4" draw:text-style-name="P1" draw:layer="layout" svg:width="12.06cm" svg:height="1.016cm" svg:x="0.132cm" svg:y="0.64cm">
          <text:p/>
        </draw:rect>
        <draw:line draw:style-name="gr4" draw:text-style-name="P1" draw:layer="layout" svg:x1="2.132cm" svg:y1="0.64cm" svg:x2="2.132cm" svg:y2="1.656cm">
          <text:p/>
        </draw:line>
        <draw:line draw:style-name="gr4" draw:text-style-name="P1" draw:layer="layout" svg:x1="4.146cm" svg:y1="0.64cm" svg:x2="4.146cm" svg:y2="1.656cm">
          <text:p/>
        </draw:line>
        <draw:line draw:style-name="gr4" draw:text-style-name="P1" draw:layer="layout" svg:x1="2.132cm" svg:y1="0.856cm" svg:x2="2.132cm" svg:y2="0.348cm">
          <text:p/>
        </draw:line>
        <draw:line draw:style-name="gr4" draw:text-style-name="P1" draw:layer="layout" svg:x1="1.132cm" svg:y1="0.856cm" svg:x2="1.132cm" svg:y2="0.348cm">
          <text:p/>
        </draw:line>
        <draw:line draw:style-name="gr4" draw:text-style-name="P1" draw:layer="layout" svg:x1="2.132cm" svg:y1="0.64cm" svg:x2="2.132cm" svg:y2="1.656cm">
          <text:p/>
        </draw:line>
        <draw:line draw:style-name="gr4" draw:text-style-name="P1" draw:layer="layout" svg:x1="3.132cm" svg:y1="0.856cm" svg:x2="3.132cm" svg:y2="0.348cm">
          <text:p/>
        </draw:line>
        <draw:line draw:style-name="gr4" draw:text-style-name="P1" draw:layer="layout" svg:x1="6.132cm" svg:y1="0.856cm" svg:x2="6.132cm" svg:y2="0.348cm">
          <text:p/>
        </draw:line>
        <draw:line draw:style-name="gr4" draw:text-style-name="P1" draw:layer="layout" svg:x1="5.132cm" svg:y1="0.856cm" svg:x2="5.132cm" svg:y2="0.348cm">
          <text:p/>
        </draw:line>
        <draw:line draw:style-name="gr4" draw:text-style-name="P1" draw:layer="layout" svg:x1="7.132cm" svg:y1="0.856cm" svg:x2="7.132cm" svg:y2="0.348cm">
          <text:p/>
        </draw:line>
        <draw:line draw:style-name="gr4" draw:text-style-name="P1" draw:layer="layout" svg:x1="4.146cm" svg:y1="0.856cm" svg:x2="4.146cm" svg:y2="0.348cm">
          <text:p/>
        </draw:line>
        <draw:frame draw:style-name="gr5" draw:text-style-name="P3" draw:layer="layout" svg:width="0.777cm" svg:height="0.806cm" svg:x="0.332cm" svg:y="-0.066cm">
          <draw:text-box>
            <text:p text:style-name="P2"><text:span text:style-name="T1">0</text:span></text:p>
          </draw:text-box>
        </draw:frame>
        <draw:frame draw:style-name="gr5" draw:text-style-name="P3" draw:layer="layout" svg:width="0.777cm" svg:height="0.806cm" svg:x="1.233cm" svg:y="-0.066cm">
          <draw:text-box>
            <text:p text:style-name="P2"><text:span text:style-name="T1">1</text:span></text:p>
          </draw:text-box>
        </draw:frame>
        <draw:frame draw:style-name="gr5" draw:text-style-name="P3" draw:layer="layout" svg:width="0.777cm" svg:height="0.806cm" svg:x="2.234cm" svg:y="-0.066cm">
          <draw:text-box>
            <text:p text:style-name="P2"><text:span text:style-name="T1">2</text:span></text:p>
          </draw:text-box>
        </draw:frame>
        <draw:frame draw:style-name="gr5" draw:text-style-name="P3" draw:layer="layout" svg:width="0.777cm" svg:height="0.806cm" svg:x="3.235cm" svg:y="-0.066cm">
          <draw:text-box>
            <text:p text:style-name="P2"><text:span text:style-name="T1">3</text:span></text:p>
          </draw:text-box>
        </draw:frame>
        <draw:frame draw:style-name="gr5" draw:text-style-name="P3" draw:layer="layout" svg:width="0.777cm" svg:height="0.806cm" svg:x="4.236cm" svg:y="-0.066cm">
          <draw:text-box>
            <text:p text:style-name="P2"><text:span text:style-name="T1">4</text:span></text:p>
          </draw:text-box>
        </draw:frame>
        <draw:frame draw:style-name="gr5" draw:text-style-name="P3" draw:layer="layout" svg:width="0.777cm" svg:height="0.806cm" svg:x="5.237cm" svg:y="-0.066cm">
          <draw:text-box>
            <text:p text:style-name="P2"><text:span text:style-name="T1">5</text:span></text:p>
          </draw:text-box>
        </draw:frame>
        <draw:frame draw:style-name="gr5" draw:text-style-name="P3" draw:layer="layout" svg:width="0.777cm" svg:height="0.806cm" svg:x="6.238cm" svg:y="-0.066cm">
          <draw:text-box>
            <text:p text:style-name="P2"><text:span text:style-name="T1">6</text:span></text:p>
          </draw:text-box>
        </draw:frame>
        <draw:frame draw:style-name="gr5" draw:text-style-name="P3" draw:layer="layout" svg:width="0.777cm" svg:height="0.806cm" svg:x="7.239cm" svg:y="-0.066cm">
          <draw:text-box>
            <text:p text:style-name="P2"><text:span text:style-name="T1">7</text:span></text:p>
          </draw:text-box>
        </draw:frame>
        <draw:frame draw:style-name="gr5" draw:text-style-name="P4" draw:layer="layout" svg:width="1.772cm" svg:height="0.857cm" svg:x="0.26cm" svg:y="0.848cm">
          <draw:text-box>
            <text:p text:style-name="P2"><text:span text:style-name="T2">BAB4</text:span></text:p>
          </draw:text-box>
        </draw:frame>
        <draw:frame draw:style-name="gr5" draw:text-style-name="P5" draw:layer="layout" svg:width="1.658cm" svg:height="0.839cm" svg:x="2.327cm" svg:y="0.767cm">
          <draw:text-box>
            <text:p text:style-name="P2"><text:span text:style-name="T3">code</text:span></text:p>
          </draw:text-box>
        </draw:frame>
        <draw:frame draw:style-name="gr5" draw:text-style-name="P5" draw:layer="layout" svg:width="2.28cm" svg:height="0.839cm" svg:x="5.092cm" svg:y="0.768cm">
          <draw:text-box>
            <text:p text:style-name="P2"><text:span text:style-name="T3">node Id</text:span></text:p>
          </draw:text-box>
        </draw:frame>
        <draw:rect draw:style-name="gr6" draw:text-style-name="P1" draw:layer="layout" svg:width="4.012cm" svg:height="1.016cm" svg:x="8.18cm" svg:y="0.64cm">
          <text:p/>
        </draw:rect>
        <draw:frame draw:style-name="gr5" draw:text-style-name="P5" draw:layer="layout" svg:width="1.628cm" svg:height="0.839cm" svg:x="9.272cm" svg:y="0.74cm">
          <draw:text-box>
            <text:p text:style-name="P2"><text:span text:style-name="T3">flags</text:span></text:p>
          </draw:text-box>
        </draw:frame>
        <draw:line draw:style-name="gr4" draw:text-style-name="P1" draw:layer="layout" svg:x1="8.18cm" svg:y1="0.856cm" svg:x2="8.18cm" svg:y2="0.348cm">
          <text:p/>
        </draw:line>
        <draw:line draw:style-name="gr4" draw:text-style-name="P1" draw:layer="layout" svg:x1="9.2cm" svg:y1="0.856cm" svg:x2="9.2cm" svg:y2="0.348cm">
          <text:p/>
        </draw:line>
        <draw:line draw:style-name="gr4" draw:text-style-name="P1" draw:layer="layout" svg:x1="10.2cm" svg:y1="0.856cm" svg:x2="10.2cm" svg:y2="0.348cm">
          <text:p/>
        </draw:line>
        <draw:line draw:style-name="gr4" draw:text-style-name="P1" draw:layer="layout" svg:x1="11.2cm" svg:y1="0.856cm" svg:x2="11.2cm" svg:y2="0.348cm">
          <text:p/>
        </draw:line>
        <draw:frame draw:style-name="gr7" draw:text-style-name="P6" draw:layer="layout" svg:width="0.777cm" svg:height="0.806cm" svg:x="8.3cm" svg:y="-0.066cm">
          <draw:text-box>
            <text:p text:style-name="P2"><text:span text:style-name="T1">8</text:span></text:p>
          </draw:text-box>
        </draw:frame>
        <draw:frame draw:style-name="gr8" draw:text-style-name="P6" draw:layer="layout" svg:width="0.777cm" svg:height="0.806cm" svg:x="9.3cm" svg:y="-0.066cm">
          <draw:text-box>
            <text:p text:style-name="P2"><text:span text:style-name="T1">9</text:span></text:p>
          </draw:text-box>
        </draw:frame>
        <draw:frame draw:style-name="gr5" draw:text-style-name="P3" draw:layer="layout" svg:width="1.052cm" svg:height="0.806cm" svg:x="10.142cm" svg:y="-0.066cm">
          <draw:text-box>
            <text:p text:style-name="P2"><text:span text:style-name="T1">10</text:span></text:p>
          </draw:text-box>
        </draw:frame>
        <draw:frame draw:style-name="gr5" draw:text-style-name="P3" draw:layer="layout" svg:width="1.052cm" svg:height="0.806cm" svg:x="11.143cm" svg:y="-0.066cm">
          <draw:text-box>
            <text:p text:style-name="P2"><text:span text:style-name="T1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38cm" fo:page-height="1.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creation-date>2007-02-12T10:04:17</meta:creation-date>
    <dc:date>2012-08-27T16:37:34.82</dc:date>
    <dc:language>en-US</dc:language>
    <meta:editing-cycles>6</meta:editing-cycles>
    <meta:editing-duration>PT25M54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